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23in">
        <style:tab-stops/>
      </style:paragraph-properties>
    </style:style>
    <style:style style:name="P3" style:parent-style-name="Standard" style:family="paragraph">
      <style:paragraph-properties fo:margin-left="0.4923in">
        <style:tab-stops/>
      </style:paragraph-properties>
    </style:style>
    <style:style style:name="P4" style:parent-style-name="Standard" style:family="paragraph">
      <style:paragraph-properties fo:margin-left="0.4923in">
        <style:tab-stops/>
      </style:paragraph-properties>
    </style:style>
    <style:style style:name="P5" style:parent-style-name="Standard" style:family="paragraph">
      <style:paragraph-properties fo:margin-left="0.4923in">
        <style:tab-stops/>
      </style:paragraph-properties>
    </style:style>
    <style:style style:name="P6" style:parent-style-name="Standard" style:family="paragraph">
      <style:paragraph-properties fo:margin-left="0.4923in">
        <style:tab-stops/>
      </style:paragraph-properties>
    </style:style>
    <style:style style:name="P7" style:parent-style-name="Standard" style:family="paragraph">
      <style:paragraph-properties fo:margin-left="0.4923in">
        <style:tab-stops/>
      </style:paragraph-properties>
    </style:style>
    <style:style style:name="P8" style:parent-style-name="Standard" style:family="paragraph">
      <style:paragraph-properties fo:margin-left="0.4923in">
        <style:tab-stops/>
      </style:paragraph-properties>
    </style:style>
    <style:style style:name="P9" style:parent-style-name="Standard" style:family="paragraph">
      <style:paragraph-properties fo:margin-left="0.4923in">
        <style:tab-stops/>
      </style:paragraph-properties>
    </style:style>
    <style:style style:name="P10" style:parent-style-name="Standard" style:family="paragraph">
      <style:paragraph-properties fo:margin-left="0.4923in">
        <style:tab-stops/>
      </style:paragraph-properties>
    </style:style>
    <style:style style:name="P11" style:parent-style-name="Standard" style:family="paragraph">
      <style:paragraph-properties fo:margin-left="0.4923in">
        <style:tab-stops/>
      </style:paragraph-properties>
    </style:style>
    <style:style style:name="P12" style:parent-style-name="Standard" style:family="paragraph">
      <style:paragraph-properties fo:margin-left="0.4923in">
        <style:tab-stops/>
      </style:paragraph-properties>
    </style:style>
    <style:style style:name="P13" style:parent-style-name="Standard" style:family="paragraph">
      <style:paragraph-properties fo:margin-left="0.4923in">
        <style:tab-stops/>
      </style:paragraph-properties>
    </style:style>
    <style:style style:name="P14" style:parent-style-name="Standard" style:family="paragraph">
      <style:paragraph-properties fo:margin-left="0.4923in">
        <style:tab-stops/>
      </style:paragraph-properties>
    </style:style>
    <style:style style:name="P15" style:parent-style-name="Standard" style:family="paragraph">
      <style:paragraph-properties fo:margin-left="0.4923in">
        <style:tab-stops/>
      </style:paragraph-properties>
    </style:style>
    <style:style style:name="P16" style:parent-style-name="Standard" style:family="paragraph">
      <style:paragraph-properties fo:margin-left="0.4923in">
        <style:tab-stops/>
      </style:paragraph-properties>
    </style:style>
    <style:style style:name="P17" style:parent-style-name="Standard" style:family="paragraph">
      <style:paragraph-properties fo:margin-left="0.4923in">
        <style:tab-stops/>
      </style:paragraph-properties>
    </style:style>
    <style:style style:name="P18" style:parent-style-name="Standard" style:family="paragraph">
      <style:paragraph-properties fo:margin-left="0.4923in">
        <style:tab-stops/>
      </style:paragraph-properties>
    </style:style>
    <style:style style:name="P19" style:parent-style-name="Standard" style:family="paragraph">
      <style:paragraph-properties fo:margin-left="0.4923in">
        <style:tab-stops/>
      </style:paragraph-properties>
    </style:style>
  </office:automatic-styles>
  <office:body>
    <office:text text:use-soft-page-breaks="true">
      <text:p text:style-name="P1">Informe:</text:p>
      <text:p text:style-name="Standard"/>
      <text:p text:style-name="Standard">La aplicación se desarrolla en Java con entorno gráfico Java Swing.</text:p>
      <text:p text:style-name="Standard"/>
      <text:p text:style-name="Standard">Se han desarrollado para 4 Bases de datos: Sqlite, Mysql, Db4O y Oracle.</text:p>
      <text:p text:style-name="Standard"/>
      <text:p text:style-name="Standard">En cada una de ellas:</text:p>
      <text:p text:style-name="Standard"/>
      <text:p text:style-name="Standard">1) Se “dan de alta”: Empleado, Cliente,<text:s/>Espectáculo mediante interfaz gráfica.</text:p>
      <text:p text:style-name="Standard"><text:tab/></text:p>
      <text:p text:style-name="P2">La posibilidad de seleccionar un miembro está bloqueada. La lista que aparece en la ventana es meramente informativa (para ver si una persona existe en la BDD)</text:p>
      <text:p text:style-name="P3"><text:tab/></text:p>
      <text:p text:style-name="P4">En el caso de los espectáculos solo se pueden seleccionar como responsables aquellos empleados que tengan dicho cargo.</text:p>
      <text:p text:style-name="P5"/>
      <text:p text:style-name="P6">En el caso de Empleados, se puede seleccionar el cargo desde un desplegable.<text:tab/></text:p>
      <text:p text:style-name="Standard"/>
      <text:p text:style-name="Standard">2) Se modifican los datos de: Empleado, Cliente, Espectáculo mediante interfaz gráfica.</text:p>
      <text:p text:style-name="Standard"/>
      <text:p text:style-name="P7">Existe un<text:s/>checkbox para visualizar miembros dados de baja.</text:p>
      <text:p text:style-name="P8"/>
      <text:p text:style-name="P9">Dentro<text:s/>de la modificación se contempla la baja del miembro.</text:p>
      <text:p text:style-name="P10"/>
      <text:p text:style-name="P11">Se pueden modificar tanto miembros actuales como dados de baja.</text:p>
      <text:p text:style-name="P12"/>
      <text:p text:style-name="P13">Un miembro actual puede modificarse, dándole de baja, o cambiando cualquiera de<text:s/>sus datos (con excepción del ID).</text:p>
      <text:p text:style-name="P14"/>
      <text:p text:style-name="P15">Un miembro de Baja, puede volverse a dar de alta mediante la modificación.</text:p>
      <text:p text:style-name="P16"/>
      <text:p text:style-name="P17">En el caso de las bajas, no se puede aplicar modificación hasta que se vuelva a dar de alta al miembro.</text:p>
      <text:p text:style-name="Standard"><text:tab/></text:p>
      <text:p text:style-name="Standard">3) Se listan todos los<text:s/>datos de: Empleado, Cliente, Espectáculo mediante interfaz gráfica.</text:p>
      <text:p text:style-name="Standard"/>
      <text:p text:style-name="P18">Existe un checkbox para listar miembros dados de baja.</text:p>
      <text:p text:style-name="Standard"/>
      <text:p text:style-name="Standard">4) Se realizan inscripciones a Espectáculos, seleccionando para ello un cliente que no esté de baja y un espectáculo que no esté de baja.</text:p>
      <text:p text:style-name="Standard"/>
      <text:p text:style-name="Standard">5) Se<text:s/>controlan fallos de introducción de datos que aparecen reflejados en ventanas emergentes.</text:p>
      <text:p text:style-name="Standard"/>
      <text:p text:style-name="P19">Controles: longitud DNI, formato fecha, campos vacíos,<text:s/>número y coste (Espectáculo)</text:p>
      <text:p text:style-name="Standard"/>
      <text:p text:style-name="Standard">6) Se visualizan todos los metadatos de las 4 BDD.</text:p>
      <text:p text:style-name="Standard"/>
      <text:p text:style-name="Standard">7) Se Visualizan los “Datos” de cada parque (dirección,<text:s/>año…) como un label a pie de ventana.</text:p>
      <text:p text:style-name="Standard"/>
      <text:p text:style-name="Standard">8) Los espectáculos se dan de baja, por su fecha automáticamente al arrancar el programa. Si la fecha del espectáculo es anterior a la fecha actual, el espectáculo es dado de baja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pillo carb.</dc:creator>
    <meta:creation-date>2021-10-29T18:34:00Z</meta:creation-date>
    <dc:date>2021-10-29T17:19:00Z</dc:date>
    <meta:template xlink:href="Normal.dotm" xlink:type="simple"/>
    <meta:editing-cycles>6</meta:editing-cycles>
    <meta:editing-duration>PT1800S</meta:editing-duration>
    <meta:document-statistic meta:page-count="1" meta:paragraph-count="3" meta:word-count="305" meta:character-count="1985" meta:row-count="14" meta:non-whitespace-character-count="1683"/>
  </office:meta>
</office:document-meta>
</file>